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9.79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Default"/>
        <table:table-column table:style-name="co12" table:default-cell-style-name="ce2"/>
        <table:table-column table:style-name="co10" table:default-cell-style-name="ce2"/>
        <table:table-column table:style-name="co8" table:default-cell-style-name="ce2"/>
        <table:table-column table:style-name="co8" table:default-cell-style-name="Default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USUARI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SON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IPO_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BITACORA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av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pelli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irecc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cio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l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NCARGADO</text:p>
          </table:table-cell>
          <table:covered-table-cell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FOLIO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RO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STUDIANTE</text:p>
          </table:table-cell>
          <table:covered-table-cell table:number-columns-repeated="2"/>
          <table:table-cell/>
          <table:table-cell office:value-type="string" calcext:value-type="string">
            <text:p>tel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ubicacion_x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echa_inici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emestr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bicacion_y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fecha_fin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añ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ublic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arn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3" table:number-rows-spanned="1">
            <text:p>AREA_ENCARGADO</text:p>
          </table:table-cell>
          <table:covered-table-cell table:number-columns-repeated="2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ARRERA</text:p>
          </table:table-cell>
          <table:covered-table-cell table:number-columns-repeated="2"/>
          <table:table-cell/>
          <table:table-cell office:value-type="string" calcext:value-type="string">
            <text:p>registr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alifica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bservacion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po_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re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evisado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ncargado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practica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redit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 table:number-columns-spanned="3" table:number-rows-spanned="1">
            <text:p>ARE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CTIVIDAD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VISION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UPERVISOR</text:p>
          </table:table-cell>
          <table:covered-table-cell table:number-columns-repeated="2"/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rrer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lio_inici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lio_fin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observacione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ponderacion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2:00:23.392243496</meta:creation-date>
    <dc:date>2020-06-03T15:40:09.008756826</dc:date>
    <meta:editing-duration>P1DT2H24M51S</meta:editing-duration>
    <meta:editing-cycles>4</meta:editing-cycles>
    <meta:generator>LibreOffice/6.1.5.2$Linux_X86_64 LibreOffice_project/10$Build-2</meta:generator>
    <meta:document-statistic meta:table-count="1" meta:cell-count="216" meta:object-count="0"/>
  </office:meta>
</office:document-meta>
</file>